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inherit" svg:font-family="inherit"/>
    <style:font-face style:name="monospace" svg:font-family="monospace"/>
    <style:font-face style:name="var ff-mono" svg:font-family="'var ff-mono'"/>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d19e6" officeooo:paragraph-rsid="001d19e6"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9c4e0" officeooo:paragraph-rsid="0019c4e0" style:font-size-asian="13.1000003814697pt" style:language-asian="zxx" style:country-asian="none" style:font-weight-asian="bold" style:font-size-complex="15pt" style:language-complex="zxx" style:country-complex="none" style:font-weight-complex="bold"/>
    </style:style>
    <style:style style:name="P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d19e6"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cd801"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d13f4"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e0cf2"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1ea516" style:font-size-asian="9.60000038146973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2a6e8d" style:font-size-asian="9.60000038146973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2b80a6" style:font-size-asian="9.60000038146973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385123"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9e6" officeooo:paragraph-rsid="003f8058"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cd801" officeooo:paragraph-rsid="001cd801"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9c4e0" officeooo:paragraph-rsid="0019c4e0"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1ea516"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228651" style:font-size-asian="9.60000038146973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23d28e" style:font-size-asian="9.60000038146973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2f0143" style:font-size-asian="9.60000038146973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2ffa5b" style:font-size-asian="9.60000038146973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31c9a8" style:font-size-asian="9.60000038146973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3365a7" style:font-size-asian="9.60000038146973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33709f" style:font-size-asian="9.60000038146973pt" style:language-asian="zxx" style:country-asian="none" style:font-weight-asian="normal" style:font-size-complex="11pt" style:language-complex="zxx" style:country-complex="none" style:font-weight-complex="normal"/>
    </style:style>
    <style:style style:name="P2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339b19" style:font-size-asian="9.60000038146973pt" style:language-asian="zxx" style:country-asian="none" style:font-weight-asian="normal" style:font-size-complex="11pt" style:language-complex="zxx" style:country-complex="none" style:font-weight-complex="normal"/>
    </style:style>
    <style:style style:name="P2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34f4d7" style:font-size-asian="9.60000038146973pt" style:language-asian="zxx" style:country-asian="none" style:font-weight-asian="normal" style:font-size-complex="11pt" style:language-complex="zxx" style:country-complex="none" style:font-weight-complex="normal"/>
    </style:style>
    <style:style style:name="P2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db6d" officeooo:paragraph-rsid="0020db6d" style:font-size-asian="9.60000038146973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f0143" officeooo:paragraph-rsid="002f0143" style:font-size-asian="9.60000038146973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d13f4" officeooo:paragraph-rsid="001d13f4" style:font-size-asian="9.60000038146973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443337" officeooo:paragraph-rsid="00443337" style:font-size-asian="9.60000038146973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1cd801" officeooo:paragraph-rsid="001cd801" style:font-size-asian="9.60000038146973pt" style:language-asian="zxx" style:country-asian="none" style:font-weight-asian="normal" style:font-size-complex="11pt" style:language-complex="zxx" style:country-complex="none" style:font-weight-complex="normal"/>
    </style:style>
    <style:style style:name="P29"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1d19e6" officeooo:paragraph-rsid="001d19e6" style:font-size-asian="9.60000038146973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0db6d" officeooo:paragraph-rsid="0020db6d" style:font-size-asian="9.60000038146973pt" style:language-asian="zxx" style:country-asian="none" style:font-weight-asian="normal" style:font-size-complex="11pt" style:language-complex="zxx" style:country-complex="none" style:font-weight-complex="normal"/>
    </style:style>
    <style:style style:name="P31"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f0143" officeooo:paragraph-rsid="002f0143" style:font-size-asian="9.60000038146973pt" style:language-asian="zxx" style:country-asian="none" style:font-weight-asian="normal" style:font-size-complex="11pt" style:language-complex="zxx" style:country-complex="none" style:font-weight-complex="normal"/>
    </style:style>
    <style:style style:name="P32"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36e402" officeooo:paragraph-rsid="0036e402" style:font-size-asian="9.60000038146973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443337" officeooo:paragraph-rsid="00443337" style:font-size-asian="9.60000038146973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text-align="start" style:justify-single-word="false"/>
      <style:text-properties fo:color="#000000" style:font-name="Times New Roman" fo:font-size="11pt" fo:language="en" fo:country="GB" fo:font-style="normal" style:text-underline-style="none" fo:font-weight="normal" officeooo:rsid="001d13f4" officeooo:paragraph-rsid="00416fd1"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35" style:family="paragraph" style:parent-style-name="Standard">
      <style:paragraph-properties fo:text-align="start" style:justify-single-word="false"/>
      <style:text-properties fo:color="#000000" style:font-name="Times New Roman" fo:font-size="11pt" fo:language="en" fo:country="GB" fo:font-style="normal" style:text-underline-style="none" fo:font-weight="normal" officeooo:rsid="001d13f4" officeooo:paragraph-rsid="0042607f"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36" style:family="paragraph" style:parent-style-name="Standard">
      <style:paragraph-properties fo:text-align="start" style:justify-single-word="false"/>
      <style:text-properties fo:color="#000000" style:font-name="Times New Roman" fo:font-size="11pt" fo:language="en" fo:country="GB" fo:font-style="normal" style:text-underline-style="none" fo:font-weight="normal" officeooo:rsid="001d13f4" officeooo:paragraph-rsid="00456cbd"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fo:color="#000000" style:font-name="Times New Roman" fo:font-size="11pt" fo:language="en" fo:country="GB" fo:font-style="normal" style:text-underline-style="none" fo:font-weight="normal" officeooo:rsid="001d13f4" officeooo:paragraph-rsid="00472075"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38" style:family="paragraph" style:parent-style-name="Standard">
      <style:paragraph-properties fo:text-align="start" style:justify-single-word="false"/>
      <style:text-properties fo:color="#000000" style:font-name="Times New Roman" fo:font-size="11pt" fo:language="en" fo:country="GB" fo:font-style="normal" style:text-underline-style="none" fo:font-weight="normal" officeooo:rsid="00472075" officeooo:paragraph-rsid="00472075"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fo:color="#000000" style:font-name="Times New Roman" fo:font-size="11pt" fo:language="en" fo:country="GB" fo:font-style="normal" style:text-underline-style="solid" style:text-underline-width="auto" style:text-underline-color="font-color" fo:font-weight="normal" officeooo:rsid="00416fd1" officeooo:paragraph-rsid="00416fd1"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40" style:family="paragraph" style:parent-style-name="Standard">
      <style:paragraph-properties fo:text-align="start" style:justify-single-word="false"/>
      <style:text-properties fo:color="#000000" style:font-name="Times New Roman" fo:font-size="11pt" fo:language="en" fo:country="GB" fo:font-style="normal" style:text-underline-style="solid" style:text-underline-width="auto" style:text-underline-color="font-color" fo:font-weight="normal" officeooo:rsid="00456cbd" officeooo:paragraph-rsid="00456cbd"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ea516" officeooo:paragraph-rsid="001ea516"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ea516" officeooo:paragraph-rsid="00432ada" style:font-size-asian="10.5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d371b" officeooo:paragraph-rsid="001e0cf2" style:font-size-asian="9.60000038146973pt" style:language-asian="zxx" style:country-asian="none" style:font-weight-asian="normal" style:font-size-complex="11pt" style:language-complex="zxx" style:country-complex="none" style:font-weight-complex="normal"/>
    </style:style>
    <style:style style:name="P44"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solid" style:text-underline-width="auto" style:text-underline-color="font-color" fo:font-weight="normal" officeooo:rsid="001d371b" officeooo:paragraph-rsid="001e0cf2" style:font-size-asian="9.60000038146973pt" style:language-asian="zxx" style:country-asian="none" style:font-weight-asian="normal" style:font-size-complex="11pt" style:language-complex="zxx" style:country-complex="none" style:font-weight-complex="normal"/>
    </style:style>
    <style:style style:name="P45"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d13f4" officeooo:paragraph-rsid="001d13f4" style:font-size-asian="9.60000038146973pt" style:language-asian="zxx" style:country-asian="none" style:font-weight-asian="normal" style:font-size-complex="11pt" style:language-complex="zxx" style:country-complex="none" style:font-weight-complex="normal"/>
    </style:style>
    <style:style style:name="P46"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d371b" officeooo:paragraph-rsid="001e0cf2" style:font-size-asian="9.60000038146973pt" style:language-asian="zxx" style:country-asian="none" style:font-weight-asian="normal" style:font-size-complex="11pt" style:language-complex="zxx" style:country-complex="none" style:font-weight-complex="normal"/>
    </style:style>
    <style:style style:name="P47"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1d371b" officeooo:paragraph-rsid="002b80a6" style:font-size-asian="9.60000038146973pt" style:language-asian="zxx" style:country-asian="none" style:font-weight-asian="normal" style:font-size-complex="11pt" style:language-complex="zxx" style:country-complex="none" style:font-weight-complex="normal"/>
    </style:style>
    <style:style style:name="P48"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a6e8d" officeooo:paragraph-rsid="002a6e8d" style:font-size-asian="9.60000038146973pt" style:language-asian="zxx" style:country-asian="none" style:font-weight-asian="normal" style:font-size-complex="11pt" style:language-complex="zxx" style:country-complex="none" style:font-weight-complex="normal"/>
    </style:style>
    <style:style style:name="P49"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36e402" officeooo:paragraph-rsid="0036e402" style:font-size-asian="9.60000038146973pt" style:language-asian="zxx" style:country-asian="none" style:font-weight-asian="normal" style:font-size-complex="11pt" style:language-complex="zxx" style:country-complex="none" style:font-weight-complex="normal"/>
    </style:style>
    <style:style style:name="P50"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385123" officeooo:paragraph-rsid="00385123" style:font-size-asian="9.60000038146973pt" style:language-asian="zxx" style:country-asian="none" style:font-weight-asian="normal" style:font-size-complex="11pt" style:language-complex="zxx" style:country-complex="none" style:font-weight-complex="normal"/>
    </style:style>
    <style:style style:name="P51"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3f8058" officeooo:paragraph-rsid="003f8058" style:font-size-asian="9.60000038146973pt" style:language-asian="zxx" style:country-asian="none" style:font-weight-asian="normal" style:font-size-complex="11pt" style:language-complex="zxx" style:country-complex="none" style:font-weight-complex="normal"/>
    </style:style>
    <style:style style:name="P52"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fo:font-style="normal" style:text-underline-style="none" fo:font-weight="normal" officeooo:rsid="00416fd1" officeooo:paragraph-rsid="00416fd1"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fo:font-style="normal" style:text-underline-style="none" fo:font-weight="normal" officeooo:rsid="0042607f" officeooo:paragraph-rsid="0042607f"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fo:font-style="normal" style:text-underline-style="none" fo:font-weight="normal" officeooo:rsid="00456cbd" officeooo:paragraph-rsid="00456cbd"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fo:font-style="normal" style:text-underline-style="none" fo:font-weight="normal" officeooo:rsid="001d19e6" officeooo:paragraph-rsid="00472075"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fo:color="#000000" style:font-name="Times New Roman" fo:font-size="11pt" fo:language="en" fo:country="GB" fo:font-style="normal" style:text-underline-style="none" fo:font-weight="normal" officeooo:rsid="00416fd1" officeooo:paragraph-rsid="00416fd1" style:font-size-asian="9.60000038146973pt" style:language-asian="zxx" style:country-asian="none" style:font-style-asian="normal" style:font-weight-asian="normal" style:font-size-complex="11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f0143" officeooo:paragraph-rsid="002f0143" style:font-size-asian="9.60000038146973pt" style:language-asian="zxx" style:country-asian="none" style:font-weight-asian="normal" style:font-size-complex="11pt" style:language-complex="zxx" style:country-complex="none" style:font-weight-complex="normal"/>
    </style:style>
    <style:style style:name="P5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443337" officeooo:paragraph-rsid="00443337" style:font-size-asian="9.60000038146973pt" style:language-asian="zxx" style:country-asian="none" style:font-weight-asian="normal" style:font-size-complex="11pt" style:language-complex="zxx" style:country-complex="none" style:font-weight-complex="normal"/>
    </style:style>
    <style:style style:name="P5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44eea3" style:font-size-asian="9.60000038146973pt" style:language-asian="zxx" style:country-asian="none" style:font-weight-asian="normal" style:font-size-complex="11pt" style:language-complex="zxx" style:country-complex="none" style:font-weight-complex="normal"/>
    </style:style>
    <style:style style:name="P6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4a5393" style:font-size-asian="9.60000038146973pt" style:language-asian="zxx" style:country-asian="none" style:font-weight-asian="normal" style:font-size-complex="11pt" style:language-complex="zxx" style:country-complex="none" style:font-weight-complex="normal"/>
    </style:style>
    <style:style style:name="P6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4d4f05" style:font-size-asian="9.60000038146973pt" style:language-asian="zxx" style:country-asian="none" style:font-weight-asian="normal" style:font-size-complex="11pt" style:language-complex="zxx" style:country-complex="none" style:font-weight-complex="normal"/>
    </style:style>
    <style:style style:name="P6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4d6811" style:font-size-asian="9.60000038146973pt" style:language-asian="zxx" style:country-asian="none" style:font-weight-asian="normal" style:font-size-complex="11pt" style:language-complex="zxx" style:country-complex="none" style:font-weight-complex="normal"/>
    </style:style>
    <style:style style:name="P6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4fcfe8" style:font-size-asian="9.60000038146973pt" style:language-asian="zxx" style:country-asian="none" style:font-weight-asian="normal" style:font-size-complex="11pt" style:language-complex="zxx" style:country-complex="none" style:font-weight-complex="normal"/>
    </style:style>
    <style:style style:name="P6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5095e3" style:font-size-asian="9.60000038146973pt" style:language-asian="zxx" style:country-asian="none" style:font-weight-asian="normal" style:font-size-complex="11pt" style:language-complex="zxx" style:country-complex="none" style:font-weight-complex="normal"/>
    </style:style>
    <style:style style:name="P6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530496" style:font-size-asian="9.60000038146973pt" style:language-asian="zxx" style:country-asian="none" style:font-weight-asian="normal" style:font-size-complex="11pt" style:language-complex="zxx" style:country-complex="none" style:font-weight-complex="normal"/>
    </style:style>
    <style:style style:name="P6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57e131" style:font-size-asian="9.60000038146973pt" style:language-asian="zxx" style:country-asian="none" style:font-weight-asian="normal" style:font-size-complex="11pt" style:language-complex="zxx" style:country-complex="none" style:font-weight-complex="normal"/>
    </style:style>
    <style:style style:name="P6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59abd8" style:font-size-asian="9.60000038146973pt" style:language-asian="zxx" style:country-asian="none" style:font-weight-asian="normal" style:font-size-complex="11pt" style:language-complex="zxx" style:country-complex="none" style:font-weight-complex="normal"/>
    </style:style>
    <style:style style:name="P6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59de28" style:font-size-asian="9.60000038146973pt" style:language-asian="zxx" style:country-asian="none" style:font-weight-asian="normal" style:font-size-complex="11pt" style:language-complex="zxx" style:country-complex="none" style:font-weight-complex="normal"/>
    </style:style>
    <style:style style:name="P6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5b461e" style:font-size-asian="9.60000038146973pt" style:language-asian="zxx" style:country-asian="none" style:font-weight-asian="normal" style:font-size-complex="11pt" style:language-complex="zxx" style:country-complex="none" style:font-weight-complex="normal"/>
    </style:style>
    <style:style style:name="P7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6069b4" style:font-size-asian="9.60000038146973pt" style:language-asian="zxx" style:country-asian="none" style:font-weight-asian="normal" style:font-size-complex="11pt" style:language-complex="zxx" style:country-complex="none" style:font-weight-complex="normal"/>
    </style:style>
    <style:style style:name="P7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61c548" style:font-size-asian="9.60000038146973pt" style:language-asian="zxx" style:country-asian="none" style:font-weight-asian="normal" style:font-size-complex="11pt" style:language-complex="zxx" style:country-complex="none" style:font-weight-complex="normal"/>
    </style:style>
    <style:style style:name="P7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1ea516" officeooo:paragraph-rsid="00636ae7" style:font-size-asian="9.60000038146973pt" style:language-asian="zxx" style:country-asian="none" style:font-weight-asian="normal" style:font-size-complex="11pt" style:language-complex="zxx" style:country-complex="none" style:font-weight-complex="normal"/>
    </style:style>
    <style:style style:name="P7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4c8689" officeooo:paragraph-rsid="004c8689" style:font-size-asian="9.60000038146973pt" style:language-asian="zxx" style:country-asian="none" style:font-weight-asian="normal" style:font-size-complex="11pt" style:language-complex="zxx" style:country-complex="none" style:font-weight-complex="normal"/>
    </style:style>
    <style:style style:name="P7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4f1ab6" officeooo:paragraph-rsid="004f1ab6" style:font-size-asian="9.60000038146973pt" style:language-asian="zxx" style:country-asian="none" style:font-weight-asian="normal" style:font-size-complex="11pt" style:language-complex="zxx" style:country-complex="none" style:font-weight-complex="normal"/>
    </style:style>
    <style:style style:name="P7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56f915" officeooo:paragraph-rsid="0056f915" style:font-size-asian="9.60000038146973pt" style:language-asian="zxx" style:country-asian="none" style:font-weight-asian="normal" style:font-size-complex="11pt" style:language-complex="zxx" style:country-complex="none" style:font-weight-complex="normal"/>
    </style:style>
    <style:style style:name="P76"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4f1ab6" officeooo:paragraph-rsid="004f1ab6" style:font-size-asian="9.60000038146973pt" style:language-asian="zxx" style:country-asian="none" style:font-weight-asian="normal" style:font-size-complex="11pt" style:language-complex="zxx" style:country-complex="none" style:font-weight-complex="normal"/>
    </style:style>
    <style:style style:name="P77"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56f915" officeooo:paragraph-rsid="0056f915" style:font-size-asian="9.60000038146973pt" style:language-asian="zxx" style:country-asian="none" style:font-weight-asian="normal" style:font-size-complex="11pt" style:language-complex="zxx" style:country-complex="none" style:font-weight-complex="normal"/>
    </style:style>
    <style:style style:name="P78"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ea516" officeooo:paragraph-rsid="004a5393" style:font-size-asian="10.5pt" style:language-asian="zxx" style:country-asian="none" style:font-weight-asian="bold" style:font-size-complex="12pt" style:language-complex="zxx" style:country-complex="none" style:font-weight-complex="bold"/>
    </style:style>
    <style:style style:name="P79"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1ea516" officeooo:paragraph-rsid="00530496" style:font-size-asian="10.5pt" style:language-asian="zxx" style:country-asian="none" style:font-weight-asian="bold" style:font-size-complex="12pt" style:language-complex="zxx" style:country-complex="none" style:font-weight-complex="bold"/>
    </style:style>
    <style:style style:name="P80" style:family="paragraph" style:parent-style-name="Standard">
      <style:paragraph-properties fo:text-align="start" style:justify-single-word="false"/>
      <style:text-properties fo:color="#000000" style:font-name="Times New Roman" fo:font-size="12pt" fo:language="en" fo:country="GB" style:text-underline-style="none" fo:font-weight="normal" officeooo:rsid="001ea516" officeooo:paragraph-rsid="004a5393" style:font-size-asian="10.5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officeooo:paragraph-rsid="005d5e70"/>
    </style:style>
    <style:style style:name="P82" style:family="paragraph" style:parent-style-name="Standard">
      <style:paragraph-properties fo:text-align="start" style:justify-single-word="false"/>
      <style:text-properties officeooo:paragraph-rsid="005e7f7f"/>
    </style:style>
    <style:style style:name="P83" style:family="paragraph" style:parent-style-name="Standard">
      <style:paragraph-properties fo:text-align="start" style:justify-single-word="false"/>
      <style:text-properties officeooo:paragraph-rsid="006069b4"/>
    </style:style>
    <style:style style:name="T1" style:family="text">
      <style:text-properties officeooo:rsid="0019c4e0"/>
    </style:style>
    <style:style style:name="T2" style:family="text">
      <style:text-properties fo:font-variant="normal" fo:text-transform="none" fo:color="#202122" fo:letter-spacing="normal"/>
    </style:style>
    <style:style style:name="T3" style:family="text">
      <style:text-properties fo:font-variant="normal" fo:text-transform="none" fo:color="#202122" fo:letter-spacing="normal" officeooo:rsid="001cd801"/>
    </style:style>
    <style:style style:name="T4" style:family="text">
      <style:text-properties fo:font-variant="normal" fo:text-transform="none" fo:color="#202122" fo:letter-spacing="normal" officeooo:rsid="001d13f4"/>
    </style:style>
    <style:style style:name="T5" style:family="text">
      <style:text-properties fo:font-variant="normal" fo:text-transform="none" fo:color="#202122" fo:letter-spacing="normal" officeooo:rsid="001d19e6"/>
    </style:style>
    <style:style style:name="T6" style:family="text">
      <style:text-properties fo:font-variant="normal" fo:text-transform="none" fo:color="#202122" fo:letter-spacing="normal" officeooo:rsid="001d371b"/>
    </style:style>
    <style:style style:name="T7" style:family="text">
      <style:text-properties fo:font-variant="normal" fo:text-transform="none" fo:color="#202122" fo:letter-spacing="normal" officeooo:rsid="001e0cf2"/>
    </style:style>
    <style:style style:name="T8" style:family="text">
      <style:text-properties fo:font-variant="normal" fo:text-transform="none" fo:color="#202122" fo:letter-spacing="normal" officeooo:rsid="001ea516"/>
    </style:style>
    <style:style style:name="T9" style:family="text">
      <style:text-properties fo:font-variant="normal" fo:text-transform="none" fo:color="#202122" fo:letter-spacing="normal" officeooo:rsid="002a6e8d"/>
    </style:style>
    <style:style style:name="T10" style:family="text">
      <style:text-properties fo:font-variant="normal" fo:text-transform="none" fo:color="#202122" fo:letter-spacing="normal" style:text-underline-style="solid" style:text-underline-width="auto" style:text-underline-color="font-color" officeooo:rsid="002a6e8d"/>
    </style:style>
    <style:style style:name="T11" style:family="text">
      <style:text-properties fo:font-variant="normal" fo:text-transform="none" fo:color="#202122" fo:letter-spacing="normal" style:text-underline-style="solid" style:text-underline-width="auto" style:text-underline-color="font-color" officeooo:rsid="001e0cf2"/>
    </style:style>
    <style:style style:name="T12" style:family="text">
      <style:text-properties fo:font-variant="normal" fo:text-transform="none" fo:color="#202122" fo:letter-spacing="normal" style:text-underline-style="solid" style:text-underline-width="auto" style:text-underline-color="font-color" officeooo:rsid="001ea516"/>
    </style:style>
    <style:style style:name="T13" style:family="text">
      <style:text-properties fo:font-variant="normal" fo:text-transform="none" fo:color="#202122" fo:letter-spacing="normal" officeooo:rsid="002b80a6"/>
    </style:style>
    <style:style style:name="T14" style:family="text">
      <style:text-properties fo:font-variant="normal" fo:text-transform="none" fo:color="#202122" fo:letter-spacing="normal" officeooo:rsid="00385123"/>
    </style:style>
    <style:style style:name="T15" style:family="text">
      <style:text-properties fo:font-variant="normal" fo:text-transform="none" fo:color="#202122" fo:letter-spacing="normal" officeooo:rsid="003f8058"/>
    </style:style>
    <style:style style:name="T16" style:family="text">
      <style:text-properties fo:font-variant="normal" fo:text-transform="none" fo:color="#202122" fo:letter-spacing="normal" officeooo:rsid="00416fd1"/>
    </style:style>
    <style:style style:name="T17" style:family="text">
      <style:text-properties fo:font-variant="normal" fo:text-transform="none" fo:color="#202122" fo:letter-spacing="normal" officeooo:rsid="0042607f"/>
    </style:style>
    <style:style style:name="T18" style:family="text">
      <style:text-properties fo:font-variant="normal" fo:text-transform="none" fo:color="#202122" fo:letter-spacing="normal" officeooo:rsid="00456cbd"/>
    </style:style>
    <style:style style:name="T19" style:family="text">
      <style:text-properties fo:font-variant="normal" fo:text-transform="none" fo:color="#202122" fo:letter-spacing="normal" officeooo:rsid="00472075"/>
    </style:style>
    <style:style style:name="T20" style:family="text">
      <style:text-properties fo:font-variant="normal" fo:text-transform="none" fo:color="#202122" fo:letter-spacing="normal" officeooo:rsid="004876bc"/>
    </style:style>
    <style:style style:name="T21" style:family="text">
      <style:text-properties fo:font-variant="normal" fo:text-transform="none" fo:color="#202122" fo:letter-spacing="normal" officeooo:rsid="00228651"/>
    </style:style>
    <style:style style:name="T22" style:family="text">
      <style:text-properties fo:font-variant="normal" fo:text-transform="none" fo:color="#202122" fo:letter-spacing="normal" officeooo:rsid="005b461e"/>
    </style:style>
    <style:style style:name="T23" style:family="text">
      <style:text-properties fo:font-variant="normal" fo:text-transform="none" fo:color="#202122" style:font-name="Times New Roman" fo:font-size="11pt" fo:letter-spacing="normal" fo:language="en" fo:country="GB" fo:font-style="normal" style:text-underline-style="none" fo:font-weight="normal" officeooo:rsid="001d19e6"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24" style:family="text">
      <style:text-properties fo:font-variant="normal" fo:text-transform="none" fo:color="#202122" fo:font-size="11pt" fo:letter-spacing="normal" fo:language="en" fo:country="GB" fo:font-style="normal" style:text-underline-style="none" fo:font-weight="normal" officeooo:rsid="001d19e6"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25" style:family="text">
      <style:text-properties fo:font-variant="normal" fo:text-transform="none" fo:color="#202122" style:font-name="inherit" fo:font-size="11pt" fo:letter-spacing="normal" fo:language="en" fo:country="GB" fo:font-style="normal" style:text-underline-style="none" fo:font-weight="normal" officeooo:rsid="001d19e6"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26" style:family="text">
      <style:text-properties fo:font-variant="normal" fo:text-transform="none" fo:color="#000000" style:font-name="Times New Roman" fo:font-size="11pt" fo:letter-spacing="normal" fo:language="en" fo:country="GB" fo:font-style="normal" style:text-underline-style="none" fo:font-weight="normal" officeooo:rsid="001ea516"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27" style:family="text">
      <style:text-properties fo:font-variant="normal" fo:text-transform="none" fo:color="#000000" style:font-name="Times New Roman" fo:font-size="11pt" fo:letter-spacing="normal" fo:language="en" fo:country="GB" fo:font-style="normal" style:text-underline-style="none" fo:font-weight="normal" officeooo:rsid="00228651"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28" style:family="text">
      <style:text-properties fo:font-variant="normal" fo:text-transform="none" fo:color="#000000" style:font-name="Times New Roman" fo:font-size="11pt" fo:letter-spacing="normal" fo:language="en" fo:country="GB" fo:font-style="normal" style:text-underline-style="none" fo:font-weight="normal" officeooo:rsid="005d5e70"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29" style:family="text">
      <style:text-properties fo:font-variant="normal" fo:text-transform="none" fo:color="#000000" style:font-name="Times New Roman" fo:font-size="11pt" fo:letter-spacing="normal" fo:language="en" fo:country="GB" fo:font-style="normal" style:text-underline-style="none" fo:font-weight="normal" officeooo:rsid="005e7f7f"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30" style:family="text">
      <style:text-properties fo:font-variant="normal" fo:text-transform="none" fo:color="#000000" style:font-name="Times New Roman" fo:font-size="11pt" fo:letter-spacing="normal" fo:language="en" fo:country="GB" fo:font-style="normal" style:text-underline-style="none" fo:font-weight="normal" officeooo:rsid="006069b4" fo:background-color="transparent" loext:char-shading-value="0" style:font-size-asian="9.60000038146973pt" style:language-asian="zxx" style:country-asian="none" style:font-weight-asian="normal" style:font-size-complex="11pt" style:language-complex="zxx" style:country-complex="none" style:font-weight-complex="normal" loext:padding="0cm" loext:border="none"/>
    </style:style>
    <style:style style:name="T31" style:family="text">
      <style:text-properties officeooo:rsid="001cb1d8"/>
    </style:style>
    <style:style style:name="T32" style:family="text">
      <style:text-properties officeooo:rsid="001cd801"/>
    </style:style>
    <style:style style:name="T33" style:family="text">
      <style:text-properties officeooo:rsid="001e0cf2"/>
    </style:style>
    <style:style style:name="T34" style:family="text">
      <style:text-properties officeooo:rsid="001ea516"/>
    </style:style>
    <style:style style:name="T35" style:family="text">
      <style:text-properties officeooo:rsid="00228651"/>
    </style:style>
    <style:style style:name="T36" style:family="text">
      <style:text-properties style:text-underline-style="solid" style:text-underline-width="auto" style:text-underline-color="font-color" officeooo:rsid="00228651"/>
    </style:style>
    <style:style style:name="T37" style:family="text">
      <style:text-properties officeooo:rsid="00432ada"/>
    </style:style>
    <style:style style:name="T38" style:family="text">
      <style:text-properties officeooo:rsid="004a5393"/>
    </style:style>
    <style:style style:name="T39" style:family="text">
      <style:text-properties officeooo:rsid="005304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ethods</text:span>:</text:p>
      <text:p text:style-name="P3"/>
      <text:p text:style-name="P6"><text:span text:style-name="T2">–</text:span> <text:span text:style-name="T31">Methods are a way of communicating with objects in Java. They can be invoked or called, which means that we are asking the object to carry out a task using the method.</text:span></text:p>
      <text:p text:style-name="P6"/>
      <text:p text:style-name="P6"><text:span text:style-name="T2">–</text:span> <text:span text:style-name="T33">The methods allow us to implement functionality or attribute behaviour to objects.</text:span></text:p>
      <text:p text:style-name="P6"/>
      <text:p text:style-name="P6"><text:span text:style-name="T2">–</text:span> <text:span text:style-name="T33">The syntax for methods is as follows:</text:span></text:p>
      <text:p text:style-name="P4"/>
      <text:p text:style-name="P12">ClassOne{</text:p>
      <text:p text:style-name="P12"><text:s text:c="2"/></text:p>
      <text:p text:style-name="P12"><text:s text:c="2"/>visibility ReturnType Methodname(parameter_one, parameter_two){</text:p>
      <text:p text:style-name="P12"><text:s text:c="2"/></text:p>
      <text:p text:style-name="P12"><text:s text:c="4"/>//method body</text:p>
      <text:p text:style-name="P12"><text:s text:c="4"/></text:p>
      <text:p text:style-name="P12"><text:s text:c="4"/>return returnVariable;</text:p>
      <text:p text:style-name="P12"><text:s text:c="2"/>}</text:p>
      <text:p text:style-name="P12">}</text:p>
      <text:p text:style-name="P12"/>
      <text:p text:style-name="P28"><text:span text:style-name="T34">1) </text:span>Visibility:</text:p>
      <text:p text:style-name="P28"/>
      <text:p text:style-name="P4"><text:span text:style-name="T2">–</text:span> <text:span text:style-name="T32">Visibility is how accessible it is from different places in the programs. 'Public' methods can be called from anywhere.</text:span></text:p>
      <text:p text:style-name="P29"/>
      <text:p text:style-name="P28"><text:span text:style-name="T34">2) </text:span>ReturnType:</text:p>
      <text:p text:style-name="P28"/>
      <text:p text:style-name="P4"><text:span text:style-name="T2">– </text:span><text:span text:style-name="T3">ReturnType defines whether the method returns a value or not. If it does, then the data type is mentioned. If not, the data type is set to void.</text:span></text:p>
      <text:p text:style-name="P28"/>
      <text:p text:style-name="P28"><text:span text:style-name="T34">3) </text:span>Methodname:</text:p>
      <text:p text:style-name="P28"/>
      <text:p text:style-name="P5"><text:span text:style-name="T2">– </text:span><text:span text:style-name="T4">This is the name of your method. It should be descriptive and outline the function of the method.</text:span></text:p>
      <text:p text:style-name="P28"/>
      <text:p text:style-name="P28"><text:span text:style-name="T34">4) </text:span>Parameters:</text:p>
      <text:p text:style-name="P28"/>
      <text:p text:style-name="P5"><text:span text:style-name="T2">– </text:span><text:span text:style-name="T4">Within the round brackets that follow the Methodname, the parameters are passed to the method. These parameters are used within the method body, which is enclosed in curly brackets.</text:span></text:p>
      <text:p text:style-name="P45"/>
      <text:p text:style-name="P6"><text:span text:style-name="T4">– </text:span><text:span text:style-name="T6">Methods take in two types of parameters. One is the primitive data type and the other is the reference data type.</text:span></text:p>
      <text:p text:style-name="P43"/>
      <text:p text:style-name="P44">Primitive:</text:p>
      <text:p text:style-name="P44"/>
      <text:p text:style-name="P7"><text:span text:style-name="T2">– </text:span><text:span text:style-name="T6">These parameters are passed by value. </text:span><text:span text:style-name="T7">The </text:span><text:span text:style-name="T11">value from the calling method is copied to a variable in the called method</text:span><text:span text:style-name="T7">. </text:span><text:span text:style-name="T8">This means that </text:span><text:span text:style-name="T12">once a parameter is passed or given to a method as an argument, there is no relation between the object</text:span><text:span text:style-name="T8">.</text:span></text:p>
      <text:p text:style-name="P43"/>
      <text:p text:style-name="P44">Reference:</text:p>
      <text:p text:style-name="P43"/>
      <text:p text:style-name="P8"><text:span text:style-name="T2">– </text:span><text:span text:style-name="T9">In this parameter, the </text:span><text:span text:style-name="T10">reference</text:span><text:span text:style-name="T9"> to the object is passed by value. This is </text:span><text:span text:style-name="T10">not the object itself</text:span><text:span text:style-name="T9"> that is passed, but rather a </text:span><text:span text:style-name="T10">link between the variable name and the object instance</text:span><text:span text:style-name="T9"> is passed instead.</text:span></text:p>
      <text:p text:style-name="P48"/>
      <text:p text:style-name="P8"><text:span text:style-name="T2">– </text:span><text:span text:style-name="T9">An object instance is a variation of an object within the method. <text:s/>This link is called an object reference, and points to the address where the object instance is kept in memory.</text:span></text:p>
      <text:p text:style-name="P6"/>
      <text:p text:style-name="P9"><text:span text:style-name="T6">– With value types, there is a one-way of passing value between the</text:span><text:span text:style-name="T13"> called and calling method.</text:span></text:p>
      <text:p text:style-name="P47"/>
      <text:p text:style-name="P9"><text:soft-page-break/><text:span text:style-name="T6">– With reference types, </text:span><text:span text:style-name="T13">it is two-way. C</text:span><text:span text:style-name="T6">hanges can be propagated back to the calling method. With reference types both are accessing one variable.</text:span></text:p>
      <text:p text:style-name="P47"/>
      <text:p text:style-name="P32"><text:span text:style-name="T6">R</text:span><text:span text:style-name="T2">eturn Parameters:</text:span></text:p>
      <text:p text:style-name="P49"/>
      <text:p text:style-name="P10"><text:span text:style-name="T6">– </text:span><text:span text:style-name="T14">Return parameters are ones that the method will send back to the class from where it was called.</text:span></text:p>
      <text:p text:style-name="P50"/>
      <text:p text:style-name="P11"><text:span text:style-name="T6">– </text:span><text:span text:style-name="T15">A method can only return a single value. However, there are two ways to return multiple values:</text:span></text:p>
      <text:p text:style-name="P51"/>
      <text:p text:style-name="P51">1) The first way is by defining a class and calling methods that modify the objects themselves.</text:p>
      <text:p text:style-name="P51"/>
      <text:p text:style-name="P51">2) Another way is to create custom objects which means that you specify a special object that can store multiple types of data or values, as per requirement and return that.</text:p>
      <text:p text:style-name="P28"/>
      <text:p text:style-name="P28"><text:span text:style-name="T34">5) </text:span>returnVariable:</text:p>
      <text:p text:style-name="P28"/>
      <text:p text:style-name="P26"><text:span text:style-name="T5">– </text:span>The ‘returnVariable’ is the variable whose value is to be returned outside the method body. This variable must have the data type of the returnType signified in the method declaration line.</text:p>
      <text:p text:style-name="P26"/>
      <text:p text:style-name="P39">Constructors:</text:p>
      <text:p text:style-name="P56"/>
      <text:p text:style-name="P34"><text:span text:style-name="T5">– </text:span><text:span text:style-name="T16">Constructors are methods that are called automatically when an object is created.</text:span></text:p>
      <text:p text:style-name="P52"/>
      <text:p text:style-name="P35"><text:span text:style-name="T5">– </text:span><text:span text:style-name="T17">Constructors must have the same name as the class, and every class must have a constructor. If you don't define a constructor, then the compiler will create a default constructor which will be empty.</text:span></text:p>
      <text:p text:style-name="P53"/>
      <text:p text:style-name="P40"><text:span text:style-name="T17">S</text:span><text:span text:style-name="T2">tatic Methods:</text:span></text:p>
      <text:p text:style-name="P54"/>
      <text:p text:style-name="P36"><text:span text:style-name="T5">– </text:span><text:span text:style-name="T18">The 'static' keyword means that a static method is one that can be called without any object instance.</text:span></text:p>
      <text:p text:style-name="P55"/>
      <text:p text:style-name="P37"><text:span text:style-name="T5">– </text:span><text:span text:style-name="T19">Static methods don't belong to a particular object, but rather to the whole class. </text:span><text:span text:style-name="T20">They can be invoked by without creating an object instance.</text:span></text:p>
      <text:p text:style-name="P38"/>
      <text:p text:style-name="P2">Code Examples:</text:p>
      <text:p text:style-name="P13"/>
      <text:p text:style-name="P41">Primitive Parameter Code:</text:p>
      <text:p text:style-name="P14"/>
      <text:p text:style-name="P24">class prim_type {</text:p>
      <text:p text:style-name="P24"><text:s text:c="4"/>public static void main(String[] args) {</text:p>
      <text:p text:style-name="P24"/>
      <text:p text:style-name="P24"><text:s text:c="8"/>String name = "John";</text:p>
      <text:p text:style-name="P24"><text:s text:c="8"/>changeName(name);</text:p>
      <text:p text:style-name="P24"><text:s text:c="8"/>System.out.print(name);</text:p>
      <text:p text:style-name="P24"><text:s text:c="4"/>}</text:p>
      <text:p text:style-name="P24"/>
      <text:p text:style-name="P24"><text:s text:c="4"/>public static void changeName(String n) {</text:p>
      <text:p text:style-name="P24"/>
      <text:p text:style-name="P24"><text:s text:c="8"/>n = "Doe";</text:p>
      <text:p text:style-name="P24"><text:s text:c="8"/>System.out.println(n);</text:p>
      <text:p text:style-name="P24"/>
      <text:p text:style-name="P24"><text:s text:c="4"/>}</text:p>
      <text:p text:style-name="P24">}</text:p>
      <text:p text:style-name="P24"/>
      <text:p text:style-name="P30">Output:</text:p>
      <text:p text:style-name="P30"/>
      <text:p text:style-name="P24">Doe</text:p>
      <text:p text:style-name="P24">John</text:p>
      <text:p text:style-name="P14"><text:soft-page-break/></text:p>
      <text:p text:style-name="P41">Explanation:</text:p>
      <text:p text:style-name="P14"/>
      <text:p text:style-name="P15"><text:span text:style-name="T5">–</text:span> <text:span text:style-name="T35">Line #4 defines the variable 'name' as a string and assigns it the text 'John'.</text:span></text:p>
      <text:p text:style-name="P15"><text:span text:style-name="T5">–</text:span> <text:span text:style-name="T35">Line #5 defines the 'changeName' method.</text:span></text:p>
      <text:p text:style-name="P15"><text:span text:style-name="T5">–</text:span> <text:span text:style-name="T35">Line #6 prints the variable 'name', which is the text 'John'.</text:span></text:p>
      <text:p text:style-name="P15"/>
      <text:p text:style-name="P16"><text:span text:style-name="T5">–</text:span> <text:span text:style-name="T35">Line #9 calls the 'changeMethod' and defines the string 'n'.</text:span></text:p>
      <text:p text:style-name="P16"><text:span text:style-name="T5">–</text:span> <text:span text:style-name="T35">Line #11 defines the variable 'n' as “Doe”.</text:span></text:p>
      <text:p text:style-name="P16"><text:span text:style-name="T5">–</text:span> <text:span text:style-name="T35">Line #12 prints the value of 'n', which is the text 'Doe'.</text:span></text:p>
      <text:p text:style-name="P14"/>
      <text:p text:style-name="P41">Reference Parameter Code:</text:p>
      <text:p text:style-name="P14"/>
      <text:p text:style-name="P25">class car {</text:p>
      <text:p text:style-name="P25"/>
      <text:p text:style-name="P25"><text:s text:c="4"/>public String colour;</text:p>
      <text:p text:style-name="P25"><text:s text:c="4"/>public car() {};</text:p>
      <text:p text:style-name="P25"><text:s text:c="4"/>public car(String col) {</text:p>
      <text:p text:style-name="P25"><text:s text:c="8"/>this.colour = col;</text:p>
      <text:p text:style-name="P25"><text:s text:c="4"/>}</text:p>
      <text:p text:style-name="P25"><text:s text:c="4"/>public String getColour() {</text:p>
      <text:p text:style-name="P25"><text:s text:c="8"/>return this.colour;</text:p>
      <text:p text:style-name="P25"><text:s text:c="4"/>}</text:p>
      <text:p text:style-name="P25"><text:s text:c="4"/>public static void main(String[] args) {</text:p>
      <text:p text:style-name="P25"><text:s text:c="8"/>car newCar = new car("Pink");</text:p>
      <text:p text:style-name="P25"><text:s text:c="8"/>System.out.print("Car colour is: " + newCar.getColour() + "\n");</text:p>
      <text:p text:style-name="P25"><text:s text:c="8"/>setColourBlue(newCar);</text:p>
      <text:p text:style-name="P25"><text:s text:c="8"/>System.out.print("Car colour is: " + newCar.getColour() + "\n");</text:p>
      <text:p text:style-name="P25"><text:s text:c="4"/>}</text:p>
      <text:p text:style-name="P25"/>
      <text:p text:style-name="P25"><text:s text:c="4"/>public static void setColourBlue(car c) {</text:p>
      <text:p text:style-name="P25"><text:s text:c="8"/>c.colour = "Blue";</text:p>
      <text:p text:style-name="P25"><text:s text:c="4"/>}</text:p>
      <text:p text:style-name="P25">}</text:p>
      <text:p text:style-name="P14"/>
      <text:p text:style-name="P31">Output:</text:p>
      <text:p text:style-name="P25"/>
      <text:p text:style-name="P25">Car colour is: Pink</text:p>
      <text:p text:style-name="P25">Car colour is: Blue</text:p>
      <text:p text:style-name="P14"/>
      <text:p text:style-name="P41">Explanation:</text:p>
      <text:p text:style-name="P14"/>
      <text:p text:style-name="P17"><text:span text:style-name="T5">–</text:span> <text:span text:style-name="T35">Line #3 defines the string 'Colour' which will store the cars value. The 'public' visibility means it can be called from anywhere.</text:span></text:p>
      <text:p text:style-name="P18"><text:span text:style-name="T5">–</text:span> <text:span text:style-name="T35">Lines #5 – 10 define helper methods to 'set' and 'get' the car colour.</text:span></text:p>
      <text:p text:style-name="P18"/>
      <text:p text:style-name="P19"><text:span text:style-name="T5">–</text:span> <text:span text:style-name="T35">Line #11 creates a 'main' method.</text:span></text:p>
      <text:p text:style-name="P19"><text:span text:style-name="T5">–</text:span> <text:span text:style-name="T35">Line #12 sets the value of the string 'car' to 'Pink'.</text:span></text:p>
      <text:p text:style-name="P20"><text:span text:style-name="T5">–</text:span> <text:span text:style-name="T35">Line #13 prints the current car colour (Pink), which it fetches using the 'newCar.getColour' function.</text:span></text:p>
      <text:p text:style-name="P21"><text:span text:style-name="T5">–</text:span> <text:span text:style-name="T35">Line #14 sets the value of colour to 'Blue'. This is a </text:span><text:span text:style-name="T36">static method</text:span><text:span text:style-name="T35">, so we can </text:span><text:span text:style-name="T36">call it without creating an object</text:span><text:span text:style-name="T35">.</text:span></text:p>
      <text:p text:style-name="P21"><text:span text:style-name="T5">–</text:span> <text:span text:style-name="T35">Line #15 prints the current car colour (Blue), which it fetches using the 'newCar.getColour' function.</text:span></text:p>
      <text:p text:style-name="P21"/>
      <text:p text:style-name="P22"><text:span text:style-name="T5">–</text:span> <text:span text:style-name="T35">Line #18 declares a new method that takes in the 'car' object as an argument.</text:span></text:p>
      <text:p text:style-name="P23"><text:span text:style-name="T5">–</text:span> <text:span text:style-name="T35">Line #19 uses the colour String belonging to the 'car' class and changes its value to 'Blue'.</text:span></text:p>
      <text:p text:style-name="P23"/>
      <text:p text:style-name="P42"><text:span text:style-name="T37">Constructor </text:span>Code:</text:p>
      <text:p text:style-name="P27"><text:soft-page-break/></text:p>
      <text:p text:style-name="P27">class car {</text:p>
      <text:p text:style-name="P27"/>
      <text:p text:style-name="P27"><text:s text:c="4"/>private String model;</text:p>
      <text:p text:style-name="P27"><text:s text:c="4"/>private int horsepower;</text:p>
      <text:p text:style-name="P27"/>
      <text:p text:style-name="P27"><text:s text:c="4"/>//This constructor takes in parameters and sets</text:p>
      <text:p text:style-name="P27"><text:s text:c="4"/>// the variables in the class</text:p>
      <text:p text:style-name="P27"/>
      <text:p text:style-name="P27"><text:s text:c="4"/>public car(String m, int hp) {</text:p>
      <text:p text:style-name="P27"/>
      <text:p text:style-name="P27"><text:s text:c="8"/>this.model = m;</text:p>
      <text:p text:style-name="P27"><text:s text:c="8"/>this.horsepower = hp;</text:p>
      <text:p text:style-name="P27"><text:s text:c="4"/>}</text:p>
      <text:p text:style-name="P27"/>
      <text:p text:style-name="P27"><text:s text:c="4"/>// This method shows the horsepower of the car</text:p>
      <text:p text:style-name="P27"><text:s text:c="4"/>public void showDetails() {</text:p>
      <text:p text:style-name="P27"><text:s text:c="8"/>System.out.println("Car horsepower is: " + this.horsepower);</text:p>
      <text:p text:style-name="P27"><text:s text:c="4"/>}</text:p>
      <text:p text:style-name="P27"/>
      <text:p text:style-name="P27">}</text:p>
      <text:p text:style-name="P27">class check {</text:p>
      <text:p text:style-name="P27"><text:s text:c="4"/>public static void main(String[] args) {</text:p>
      <text:p text:style-name="P27"><text:s text:c="8"/>//Creating the car object with details</text:p>
      <text:p text:style-name="P27"><text:s text:c="8"/>car newCar = new car("New", 1000);</text:p>
      <text:p text:style-name="P27"><text:s text:c="8"/>//Showing that the car details have been saved</text:p>
      <text:p text:style-name="P27"><text:s text:c="8"/>newCar.showDetails();</text:p>
      <text:p text:style-name="P27"><text:s text:c="4"/>}</text:p>
      <text:p text:style-name="P27">}</text:p>
      <text:p text:style-name="P27"/>
      <text:p text:style-name="P33">Output:</text:p>
      <text:p text:style-name="P27"/>
      <text:p text:style-name="P27">Car horsepower is: 1000</text:p>
      <text:p text:style-name="P27"/>
      <text:p text:style-name="P42">Explanation:</text:p>
      <text:p text:style-name="P42"/>
      <text:p text:style-name="P59"><text:span text:style-name="T5">–</text:span> <text:span text:style-name="T35">Lines #9 – 13 define a constructor. It takes two parameters ('m' &amp; 'hp') in its input and sets the values of class variables.</text:span></text:p>
      <text:p text:style-name="P59"/>
      <text:p text:style-name="P78"><text:span text:style-name="T38">Checksum </text:span>Code:</text:p>
      <text:p text:style-name="P60"/>
      <text:p text:style-name="P73">class challenge_one{</text:p>
      <text:p text:style-name="P73"><text:s text:c="2"/>public static int checkSum(int one, int two){</text:p>
      <text:p text:style-name="P73"><text:s text:c="4"/>//Write your code here</text:p>
      <text:p text:style-name="P73"><text:s text:c="4"/>//Declare the necessary variable</text:p>
      <text:p text:style-name="P73"><text:s text:c="4"/>int check;</text:p>
      <text:p text:style-name="P73"><text:s text:c="4"/>int sum= one+two;</text:p>
      <text:p text:style-name="P73"><text:s text:c="4"/>if(sum&lt;100)</text:p>
      <text:p text:style-name="P73"><text:s text:c="6"/>check = 0;</text:p>
      <text:p text:style-name="P73"><text:s text:c="4"/>else if(sum&gt;100)</text:p>
      <text:p text:style-name="P73"><text:s text:c="6"/>check=1;</text:p>
      <text:p text:style-name="P73"><text:s text:c="4"/>else</text:p>
      <text:p text:style-name="P73"><text:s text:c="7"/>check=2;</text:p>
      <text:p text:style-name="P73"><text:s text:c="4"/>//Change the return variable as well <text:s/></text:p>
      <text:p text:style-name="P73"><text:s text:c="4"/>return check;</text:p>
      <text:p text:style-name="P73"><text:s text:c="2"/>}</text:p>
      <text:p text:style-name="P73"><text:s text:c="2"/></text:p>
      <text:p text:style-name="P73"><text:soft-page-break/><text:s text:c="2"/>public static void main(String[] args){</text:p>
      <text:p text:style-name="P73"><text:s text:c="4"/>int answer=checkSum(100,110);</text:p>
      <text:p text:style-name="P73"><text:s text:c="4"/>System.out.println("The value of check is: "+answer);</text:p>
      <text:p text:style-name="P73"><text:s text:c="4"/></text:p>
      <text:p text:style-name="P73"><text:s text:c="4"/>answer=checkSum(100,0);</text:p>
      <text:p text:style-name="P73"><text:s text:c="4"/>System.out.println("The value of check is: "+answer);</text:p>
      <text:p text:style-name="P73"><text:s text:c="4"/></text:p>
      <text:p text:style-name="P73"><text:s text:c="4"/>answer=checkSum(100,-110);</text:p>
      <text:p text:style-name="P73"><text:s text:c="4"/>System.out.println("The value of check is: "+answer);</text:p>
      <text:p text:style-name="P73"><text:s text:c="4"/></text:p>
      <text:p text:style-name="P73"><text:s text:c="2"/>}</text:p>
      <text:p text:style-name="P73">}</text:p>
      <text:p text:style-name="P73"/>
      <text:p text:style-name="P76">Output:</text:p>
      <text:p text:style-name="P76"/>
      <text:p text:style-name="P74">The value of check is: 1</text:p>
      <text:p text:style-name="P74">The value of check is: 2</text:p>
      <text:p text:style-name="P74">The value of check is: 0</text:p>
      <text:p text:style-name="P60"/>
      <text:p text:style-name="P78">Explanation:</text:p>
      <text:p text:style-name="P80"/>
      <text:p text:style-name="P61"><text:span text:style-name="T5">–</text:span> <text:span text:style-name="T35">Line #2 defines the variables 'one' and 'two' as an int. It also creates the checkSum method.</text:span></text:p>
      <text:p text:style-name="P61"><text:span text:style-name="T5">–</text:span> <text:span text:style-name="T35">Line #5 defines the variable 'check' as an int.</text:span></text:p>
      <text:p text:style-name="P61"><text:span text:style-name="T5">–</text:span> <text:span text:style-name="T35">Line #6 defines the variable 'sum' as an int. 'sum' is 'one' and 'two' added together.</text:span></text:p>
      <text:p text:style-name="P62"><text:span text:style-name="T5">–</text:span> <text:span text:style-name="T35">Line #7 checks if 'sum' is less than 100. If it is, Line #8 sets the value of 'check' to 0.</text:span></text:p>
      <text:p text:style-name="P62"><text:span text:style-name="T5">–</text:span> <text:span text:style-name="T35">Line #9 checks if 'sum' is greater than 100. If it is, Line #10 sets the value of 'check' to 1.</text:span></text:p>
      <text:p text:style-name="P62"><text:span text:style-name="T5">–</text:span> <text:span text:style-name="T35">Line #11 is an else statement. If 'sum' is neither less than nor greater than 100,</text:span> <text:span text:style-name="T35">Line #12 sets the value of 'check' to 2.</text:span></text:p>
      <text:p text:style-name="P62"><text:span text:style-name="T5">–</text:span> <text:span text:style-name="T35">Line #14 returns the value of 'check'.</text:span></text:p>
      <text:p text:style-name="P62"/>
      <text:p text:style-name="P63"><text:span text:style-name="T5">–</text:span> <text:span text:style-name="T35">Line #18 defines the variable 'answer' using the checkSum method. The two values used in the checkSum method are 100 and 110.</text:span></text:p>
      <text:p text:style-name="P63"><text:span text:style-name="T5">–</text:span> <text:span text:style-name="T35">Line #19 prints the value of 'answer'. As (100 + 110 = 210) which is greater than 100, a value of 1 is printed.</text:span></text:p>
      <text:p text:style-name="P63"><text:span text:style-name="T5">–</text:span> <text:span text:style-name="T35">Line #21 defines the variable 'answer' using the checkSum method. The two values used in the checkSum method are 100 and 0.</text:span></text:p>
      <text:p text:style-name="P63"><text:span text:style-name="T5">–</text:span> <text:span text:style-name="T35">Line #22 prints the value of 'answer'. As (100 + 0 = 100) which is neither greater than nor less than 100, a value of 2 is printed.</text:span></text:p>
      <text:p text:style-name="P64"><text:span text:style-name="T5">–</text:span> <text:span text:style-name="T35">Line #24 defines the variable 'answer' using the checkSum method. The two values used in the checkSum method are 100 and -110.</text:span></text:p>
      <text:p text:style-name="P64"><text:span text:style-name="T5">–</text:span> <text:span text:style-name="T35">Line #25 prints the value of 'answer'. As (100 + -110 = -10) which is less than 100, a value of 0 is printed.</text:span></text:p>
      <text:p text:style-name="P60"/>
      <text:p text:style-name="P79"><text:span text:style-name="T39">Sum-of-Digits-in-an-integer </text:span>Code:</text:p>
      <text:p text:style-name="P65"/>
      <text:p text:style-name="P75">class SumDigits {</text:p>
      <text:p text:style-name="P75"><text:s text:c="4"/>public static int sumOfDig(int var) {</text:p>
      <text:p text:style-name="P75"><text:s text:c="8"/>int result = 0; //variable for resultant sum</text:p>
      <text:p text:style-name="P75"><text:s text:c="8"/>int lastDigit = 0;</text:p>
      <text:p text:style-name="P75"><text:s text:c="8"/>while (var &gt; 0) {</text:p>
      <text:p text:style-name="P75"><text:s text:c="12"/>//seclude &amp; keep adding the last digit into result</text:p>
      <text:p text:style-name="P75"><text:s text:c="12"/>lastDigit = var % 10;</text:p>
      <text:p text:style-name="P75"><text:s text:c="12"/>result = result + lastDigit; </text:p>
      <text:p text:style-name="P75"><text:s text:c="12"/>System.out.println("Last Digit: " + <text:s/>lastDigit);</text:p>
      <text:p text:style-name="P75"><text:s text:c="12"/>System.out.println("Sum: " + <text:s/>result); <text:s text:c="10"/></text:p>
      <text:p text:style-name="P75"><text:s text:c="12"/>var /= 10; //update the new value of var</text:p>
      <text:p text:style-name="P75"><text:s text:c="12"/>System.out.println("Number: " + var);</text:p>
      <text:p text:style-name="P75"><text:s text:c="8"/>}</text:p>
      <text:p text:style-name="P75"><text:soft-page-break/><text:s text:c="8"/>return result;</text:p>
      <text:p text:style-name="P75"><text:s text:c="4"/>}</text:p>
      <text:p text:style-name="P75"><text:s text:c="4"/>public static void main( String args[] ) {</text:p>
      <text:p text:style-name="P75"><text:s text:c="8"/>int number = 1745;</text:p>
      <text:p text:style-name="P75"><text:s text:c="8"/>System.out.println("Number: " + number);</text:p>
      <text:p text:style-name="P75"><text:s text:c="8"/>System.out.println( "Sum of digits in 1024 is: "+ sumOfDig(number) );</text:p>
      <text:p text:style-name="P75"><text:s text:c="4"/>}</text:p>
      <text:p text:style-name="P75">}</text:p>
      <text:p text:style-name="P65"/>
      <text:p text:style-name="P77">Output:</text:p>
      <text:p text:style-name="P65"/>
      <text:p text:style-name="P75">Number: 1745</text:p>
      <text:p text:style-name="P75">Last Digit: 5</text:p>
      <text:p text:style-name="P75">Sum: 5</text:p>
      <text:p text:style-name="P75">Number: 174</text:p>
      <text:p text:style-name="P75">Last Digit: 4</text:p>
      <text:p text:style-name="P75">Sum: 9</text:p>
      <text:p text:style-name="P75">Number: 17</text:p>
      <text:p text:style-name="P75">Last Digit: 7</text:p>
      <text:p text:style-name="P75">Sum: 16</text:p>
      <text:p text:style-name="P75">Number: 1</text:p>
      <text:p text:style-name="P75">Last Digit: 1</text:p>
      <text:p text:style-name="P75">Sum: 17</text:p>
      <text:p text:style-name="P75">Number: 0</text:p>
      <text:p text:style-name="P75">Sum of digits in 1024 is: 17</text:p>
      <text:p text:style-name="P65"/>
      <text:p text:style-name="P79">Explanation:</text:p>
      <text:p text:style-name="P79"/>
      <text:p text:style-name="P66"><text:span text:style-name="T5">–</text:span> <text:span text:style-name="T35">Line #2 defines the variable 'var' as an int. It also creates the sumOfDig method.</text:span></text:p>
      <text:p text:style-name="P67"><text:span text:style-name="T5">–</text:span> <text:span text:style-name="T35">Line #3 defines the variable 'result' as an int and sets its value to 0.</text:span></text:p>
      <text:p text:style-name="P69"><text:span text:style-name="T5">– </text:span><text:span text:style-name="T21">Line #</text:span><text:span text:style-name="T22">4</text:span><text:span text:style-name="T21"> defines the variable '</text:span><text:span text:style-name="T22">lastDigit</text:span><text:span text:style-name="T21">' as an int and sets its value to 0.</text:span></text:p>
      <text:p text:style-name="P68"><text:span text:style-name="T5">–</text:span> <text:span text:style-name="T35">Line #5 is a while loop. While the value of 'var' is greater than 0:</text:span></text:p>
      <text:p text:style-name="P69"><text:span text:style-name="T5"><text:s/>–</text:span> <text:span text:style-name="T35">Line #7 sets the value of 'lastDigit' as the remainder of the value of 'var' divided by 10.</text:span></text:p>
      <text:p text:style-name="P81"><text:span text:style-name="Source_20_Text"><text:span text:style-name="T25"><text:s/></text:span></text:span><text:span text:style-name="Source_20_Text"><text:span text:style-name="T23">–</text:span></text:span><text:span text:style-name="Source_20_Text"><text:span text:style-name="T26"> </text:span></text:span><text:span text:style-name="Source_20_Text"><text:span text:style-name="T27">Line #</text:span></text:span><text:span text:style-name="Source_20_Text"><text:span text:style-name="T28">8 sets the value of 'result' as 'result' + 'lastDigit'.</text:span></text:span></text:p>
      <text:p text:style-name="P82"><text:span text:style-name="Source_20_Text"><text:span text:style-name="T28"><text:s/></text:span></text:span><text:span text:style-name="Source_20_Text"><text:span text:style-name="T23">–</text:span></text:span><text:span text:style-name="Source_20_Text"><text:span text:style-name="T26"> </text:span></text:span><text:span text:style-name="Source_20_Text"><text:span text:style-name="T27">Line</text:span></text:span><text:span text:style-name="Source_20_Text"><text:span text:style-name="T29">s</text:span></text:span><text:span text:style-name="Source_20_Text"><text:span text:style-name="T27"> #</text:span></text:span><text:span text:style-name="Source_20_Text"><text:span text:style-name="T29">9 and 10 print the values of 'lastDigit' and 'result'.</text:span></text:span></text:p>
      <text:p text:style-name="P83"><text:span text:style-name="Source_20_Text"><text:span text:style-name="T23"><text:s/>–</text:span></text:span><text:span text:style-name="Source_20_Text"><text:span text:style-name="T26"> </text:span></text:span><text:span text:style-name="Source_20_Text"><text:span text:style-name="T27">Line #</text:span></text:span><text:span text:style-name="Source_20_Text"><text:span text:style-name="T30">11 sets the value of 'var' as 'var' divided by 10.</text:span></text:span></text:p>
      <text:p text:style-name="P70"><text:span text:style-name="T5"><text:s/>–</text:span> <text:span text:style-name="T35">Line #12 prints the new value of 'var'.</text:span></text:p>
      <text:p text:style-name="P70"><text:span text:style-name="T5">–</text:span> <text:span text:style-name="T35">Line #14 returns the variable 'result'.</text:span></text:p>
      <text:p text:style-name="P71"><text:span text:style-name="T5"/></text:p>
      <text:p text:style-name="P71"><text:span text:style-name="T5">–</text:span> <text:span text:style-name="T35">Line #17 defines the variable 'number' as an int, and gives it a value of 1745.</text:span></text:p>
      <text:p text:style-name="P72"><text:span text:style-name="T5">–</text:span> <text:span text:style-name="T35">Line #18 prints the value of 'number'.</text:span></text:p>
      <text:p text:style-name="P72"><text:span text:style-name="T5">–</text:span> <text:span text:style-name="T35">Line #19 applies the sumOfDig method to the variable number. 1 + 7 + 4 + 5 = 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inherit" svg:font-family="inherit"/>
    <style:font-face style:name="monospace" svg:font-family="monospace"/>
    <style:font-face style:name="var ff-mono" svg:font-family="'var ff-mono'"/>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9M13S</meta:editing-duration>
    <meta:editing-cycles>73</meta:editing-cycles>
    <meta:generator>LibreOffice/5.0.4.2$Windows_x86 LibreOffice_project/2b9802c1994aa0b7dc6079e128979269cf95bc78</meta:generator>
    <dc:date>2022-06-14T14:10:45.394000000</dc:date>
    <meta:document-statistic meta:table-count="0" meta:image-count="0" meta:object-count="0" meta:page-count="6" meta:paragraph-count="223" meta:word-count="1637" meta:character-count="10054" meta:non-whitespace-character-count="8010"/>
    <meta:user-defined meta:name="Info 1"/>
    <meta:user-defined meta:name="Info 2"/>
    <meta:user-defined meta:name="Info 3"/>
    <meta:user-defined meta:name="Info 4"/>
  </office:meta>
</office:document-meta>
</file>